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rsid="000bc969" officeooo:paragraph-rsid="000bc969"/>
    </style:style>
    <style:style style:name="P4" style:family="paragraph" style:parent-style-name="Text_20_body">
      <style:text-properties officeooo:rsid="000bc969" officeooo:paragraph-rsid="00102b3e"/>
    </style:style>
    <style:style style:name="P5" style:family="paragraph" style:parent-style-name="Text_20_body" style:list-style-name="L1">
      <style:text-properties officeooo:rsid="000d68ed" officeooo:paragraph-rsid="000d68ed"/>
    </style:style>
    <style:style style:name="P6" style:family="paragraph" style:parent-style-name="Text_20_body" style:list-style-name="L1">
      <style:text-properties officeooo:rsid="000f4eb1" officeooo:paragraph-rsid="000f4eb1"/>
    </style:style>
    <style:style style:name="P7" style:family="paragraph" style:parent-style-name="Text_20_body" style:list-style-name="L1">
      <style:text-properties officeooo:rsid="0010b1eb" officeooo:paragraph-rsid="0010b1eb" fo:background-color="#ffff00"/>
    </style:style>
    <style:style style:name="P8" style:family="paragraph" style:parent-style-name="Text_20_body" style:list-style-name="L1">
      <style:text-properties officeooo:rsid="000bc969" officeooo:paragraph-rsid="000bc969" fo:background-color="#ffff00"/>
    </style:style>
    <style:style style:name="P9" style:family="paragraph" style:parent-style-name="Text_20_body" style:list-style-name="L1">
      <style:text-properties officeooo:rsid="000d9809" officeooo:paragraph-rsid="000d9809" fo:background-color="#ffff00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officeooo:rsid="00102b3e"/>
    </style:style>
    <style:style style:name="T4" style:family="text">
      <style:text-properties officeooo:rsid="00119c4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19c4c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4268453274" text:style-name="L1">
        <text:list-item>
          <text:p text:style-name="P8">couleur de fond plus claire <text:span text:style-name="T1">meilleur contraste</text:span></text:p>
        </text:list-item>
        <text:list-item>
          <text:p text:style-name="P7">ajout icône au format ico</text:p>
        </text:list-item>
        <text:list-item>
          <text:p text:style-name="P3"><text:span text:style-name="T5">chargement rapide des fonts →</text:span><text:span text:style-name="T6"> font-display:swap</text:span></text:p>
        </text:list-item>
        <text:list-item>
          <text:p text:style-name="P5">voir un passage en HTTPS</text:p>
        </text:list-item>
      </text:list>
      <text:p text:style-name="P4"><text:span text:style-name="T3"><text:tab/>redirection SSL avoir un certificat</text:span></text:p>
      <text:list xml:id="list185506620352064" text:continue-numbering="true" text:style-name="L1">
        <text:list-item>
          <text:p text:style-name="P5">améliorer le SEO du site pour un meilleur referencement</text:p>
        </text:list-item>
        <text:list-item>
          <text:p text:style-name="P5">ameliorer le footer</text:p>
        </text:list-item>
        <text:list-item>
          <text:p text:style-name="P9">en mode mobile, passer l’adresse sous le titre <text:span text:style-name="T2">&lt;700px</text:span></text:p>
        </text:list-item>
        <text:list-item>
          <text:p text:style-name="P6">mettre les heures d ouvertures en ve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3T18:55:05.313942223</dc:date>
    <meta:editing-duration>PT1H21M28S</meta:editing-duration>
    <meta:editing-cycles>17</meta:editing-cycles>
    <meta:document-statistic meta:table-count="0" meta:image-count="0" meta:object-count="0" meta:page-count="1" meta:paragraph-count="10" meta:word-count="65" meta:character-count="366" meta:non-whitespace-character-count="318"/>
  </office:meta>
</office:document-meta>
</file>